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06cm" svg:stroke-color="#000000" draw:fill="none" draw:fill-color="#ffffff" fo:padding-top="-0.047cm" fo:padding-bottom="-0.047cm" fo:padding-left="-0.047cm" fo:padding-right="-0.047cm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05cm" svg:stroke-color="#000000" draw:fill="none" draw:fill-color="#ffffff" fo:padding-top="-0.047cm" fo:padding-bottom="-0.047cm" fo:padding-left="-0.047cm" fo:padding-right="-0.047cm"/>
    </style:style>
    <style:style style:name="gr4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  <style:style style:name="gr5" style:family="graphic" style:parent-style-name="standard">
      <style:graphic-properties svg:stroke-width="0.1cm" draw:fill-color="#ffffff"/>
    </style:style>
    <style:style style:name="gr6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-4.886cm" svg:y="-2.826cm"/>
          <draw:glue-point draw:id="5" svg:x="-5cm" svg:y="3.043cm"/>
          <draw:glue-point draw:id="6" svg:x="5cm" svg:y="-3.696cm"/>
          <draw:glue-point draw:id="7" svg:x="5cm" svg:y="2.174cm"/>
          <draw:line draw:style-name="gr1" draw:layer="layout" svg:x1="2.261cm" svg:y1="0.913cm" svg:x2="2.652cm" svg:y2="0.913cm">
            <text:p/>
          </draw:line>
          <draw:line draw:style-name="gr1" draw:layer="layout" svg:x1="2.652cm" svg:y1="0.522cm" svg:x2="2.652cm" svg:y2="1.304cm">
            <text:p/>
          </draw:line>
          <draw:line draw:style-name="gr1" draw:layer="layout" svg:x1="2.652cm" svg:y1="0.652cm" svg:x2="3cm" svg:y2="0.391cm">
            <text:p/>
          </draw:line>
          <draw:line draw:style-name="gr1" draw:layer="layout" svg:x1="2.652cm" svg:y1="1.174cm" svg:x2="3cm" svg:y2="1.391cm">
            <text:p/>
          </draw:line>
          <draw:polyline draw:style-name="gr1" draw:layer="layout" svg:width="0.185cm" svg:height="0.117cm" svg:x="2.833cm" svg:y="1.295cm" svg:viewBox="0 0 186 118" draw:points="0,118 186,118 139,0">
            <text:p/>
          </draw:polyline>
          <draw:rect draw:style-name="gr2" draw:layer="layout" svg:width="2.87cm" svg:height="2cm" svg:x="0.478cm" svg:y="0cm">
            <text:p/>
          </draw:rect>
          <draw:line draw:style-name="gr2" draw:layer="layout" svg:x1="0.478cm" svg:y1="0.435cm" svg:x2="0.043cm" svg:y2="0.435cm">
            <text:p/>
          </draw:line>
          <draw:line draw:style-name="gr2" draw:layer="layout" svg:x1="0.478cm" svg:y1="1.609cm" svg:x2="0cm" svg:y2="1.609cm">
            <text:p/>
          </draw:line>
          <draw:line draw:style-name="gr2" draw:layer="layout" svg:x1="3.826cm" svg:y1="0.261cm" svg:x2="3.348cm" svg:y2="0.261cm">
            <text:p/>
          </draw:line>
          <draw:line draw:style-name="gr2" draw:layer="layout" svg:x1="3.826cm" svg:y1="1.435cm" svg:x2="3.391cm" svg:y2="1.435cm">
            <text:p/>
          </draw:line>
          <draw:line draw:style-name="gr3" draw:layer="layout" svg:x1="1.349cm" svg:y1="0.435cm" svg:x2="0.478cm" svg:y2="0.435cm">
            <text:p/>
          </draw:line>
          <draw:polyline draw:style-name="gr3" draw:layer="layout" svg:width="0.87cm" svg:height="0.304cm" svg:x="0.478cm" svg:y="1.304cm" svg:viewBox="0 0 871 305" draw:points="871,0 871,305 0,305">
            <text:p/>
          </draw:polyline>
          <draw:polyline draw:style-name="gr3" draw:layer="layout" svg:width="0.826cm" svg:height="0.13cm" svg:x="3cm" svg:y="0.261cm" svg:viewBox="0 0 827 131" draw:points="0,131 0,0 174,0 827,0">
            <text:p/>
          </draw:polyline>
          <draw:polyline draw:style-name="gr3" draw:layer="layout" svg:width="0.391cm" svg:height="0cm" svg:x="3cm" svg:y="1.435cm" svg:viewBox="0 0 392 0" draw:points="0,0 261,0 392,0">
            <text:p/>
          </draw:polyline>
          <draw:line draw:style-name="gr2" draw:layer="layout" svg:x1="1.348cm" svg:y1="1.304cm" svg:x2="1.348cm" svg:y2="1.002cm">
            <text:p/>
          </draw:line>
          <draw:line draw:style-name="gr4" draw:layer="layout" svg:x1="1.696cm" svg:y1="1cm" svg:x2="1cm" svg:y2="1cm">
            <text:p/>
          </draw:line>
          <draw:polygon draw:style-name="gr5" draw:layer="layout" svg:width="0.696cm" svg:height="0.265cm" svg:x="1cm" svg:y="0.737cm" svg:viewBox="0 0 697 266" draw:points="348,266 697,0 0,0">
            <text:p/>
          </draw:polygon>
          <draw:polygon draw:style-name="gr2" draw:layer="layout" svg:width="0.696cm" svg:height="0.265cm" svg:x="1cm" svg:y="0.737cm" svg:viewBox="0 0 697 266" draw:points="348,266 697,0 0,0">
            <text:p/>
          </draw:polygon>
          <draw:line draw:style-name="gr2" draw:layer="layout" svg:x1="1.696cm" svg:y1="0.826cm" svg:x2="1.87cm" svg:y2="0.957cm">
            <text:p/>
          </draw:line>
          <draw:polygon draw:style-name="gr6" draw:layer="layout" svg:width="0.07cm" svg:height="0.048cm" svg:x="1.8cm" svg:y="0.908cm" svg:viewBox="0 0 71 49" draw:points="71,0 71,49 0,49">
            <text:p/>
          </draw:polygon>
          <draw:polygon draw:style-name="gr2" draw:layer="layout" svg:width="0.07cm" svg:height="0.048cm" svg:x="1.8cm" svg:y="0.908cm" svg:viewBox="0 0 71 49" draw:points="71,0 71,49 0,49">
            <text:p/>
          </draw:polygon>
          <draw:line draw:style-name="gr2" draw:layer="layout" svg:x1="1.609cm" svg:y1="0.87cm" svg:x2="1.783cm" svg:y2="1.043cm">
            <text:p/>
          </draw:line>
          <draw:polygon draw:style-name="gr6" draw:layer="layout" svg:width="0.07cm" svg:height="0.048cm" svg:x="1.73cm" svg:y="0.984cm" svg:viewBox="0 0 71 49" draw:points="71,0 71,49 0,49">
            <text:p/>
          </draw:polygon>
          <draw:polygon draw:style-name="gr2" draw:layer="layout" svg:width="0.07cm" svg:height="0.048cm" svg:x="1.73cm" svg:y="0.984cm" svg:viewBox="0 0 71 49" draw:points="71,0 71,49 0,49">
            <text:p/>
          </draw:polygon>
          <draw:line draw:style-name="gr2" draw:layer="layout" svg:x1="1.348cm" svg:y1="0.739cm" svg:x2="1.348cm" svg:y2="0.43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Optoisolator</dc:title>
    <meta:creation-date>2011-02-07T17:11:19</meta:creation-date>
    <meta:editing-duration>P0D</meta:editing-duration>
    <meta:editing-cycles>1</meta:editing-cycles>
    <meta:document-statistic meta:object-count="26"/>
    <meta:generator>OpenOffice.org/3.3$Linux OpenOffice.org_project/330m20$Build-9567</meta:generator>
  </office:meta>
</office:document-meta>
</file>